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5255" officeooo:paragraph-rsid="00015255"/>
    </style:style>
    <style:style style:name="P2" style:family="paragraph" style:parent-style-name="Standard" style:list-style-name="L1">
      <style:text-properties officeooo:rsid="00015255" officeooo:paragraph-rsid="00015255"/>
    </style:style>
    <style:style style:name="P3" style:family="paragraph" style:parent-style-name="Standard">
      <style:text-properties officeooo:rsid="00015255" officeooo:paragraph-rsid="001dcf5b"/>
    </style:style>
    <style:style style:name="P4" style:family="paragraph" style:parent-style-name="Standard">
      <style:text-properties fo:font-weight="bold" officeooo:rsid="00015255" officeooo:paragraph-rsid="00015255" style:font-weight-asian="bold" style:font-weight-complex="bold"/>
    </style:style>
    <style:style style:name="P5" style:family="paragraph" style:parent-style-name="Standard">
      <style:text-properties fo:font-weight="bold" officeooo:rsid="00015255" officeooo:paragraph-rsid="001dcf5b" style:font-weight-asian="bold" style:font-weight-complex="bold"/>
    </style:style>
    <style:style style:name="P6" style:family="paragraph" style:parent-style-name="Standard">
      <style:text-properties officeooo:rsid="001ab4a8" officeooo:paragraph-rsid="001ab4a8"/>
    </style:style>
    <style:style style:name="P7" style:family="paragraph" style:parent-style-name="Standard">
      <style:text-properties officeooo:rsid="001c68d3" officeooo:paragraph-rsid="001c68d3"/>
    </style:style>
    <style:style style:name="P8" style:family="paragraph" style:parent-style-name="Standard">
      <style:text-properties officeooo:rsid="002695f7" officeooo:paragraph-rsid="002695f7"/>
    </style:style>
    <style:style style:name="T1" style:family="text">
      <style:text-properties fo:font-weight="bold" style:font-weight-asian="bold" style:font-weight-complex="bold"/>
    </style:style>
    <style:style style:name="T2" style:family="text">
      <style:text-properties officeooo:rsid="000b3747"/>
    </style:style>
    <style:style style:name="T3" style:family="text">
      <style:text-properties officeooo:rsid="000ea95a"/>
    </style:style>
    <style:style style:name="T4" style:family="text">
      <style:text-properties officeooo:rsid="001c694f"/>
    </style:style>
    <style:style style:name="T5" style:family="text">
      <style:text-properties officeooo:rsid="001d5412"/>
    </style:style>
    <style:style style:name="T6" style:family="text">
      <style:text-properties officeooo:rsid="0020019a"/>
    </style:style>
    <style:style style:name="T7" style:family="text">
      <style:text-properties officeooo:rsid="0021228d"/>
    </style:style>
    <style:style style:name="T8" style:family="text">
      <style:text-properties officeooo:rsid="00249039"/>
    </style:style>
    <style:style style:name="T9" style:family="text">
      <style:text-properties officeooo:rsid="0026dee6"/>
    </style:style>
    <style:style style:name="T10" style:family="text">
      <style:text-properties officeooo:rsid="00271166"/>
    </style:style>
    <style:style style:name="T11" style:family="text">
      <style:text-properties officeooo:rsid="0028ce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ive Bayes :</text:span></text:p>
      <text:p text:style-name="P1"><text:span text:style-name="T1"><text:tab/><text:tab/></text:span> <text:span text:style-name="T5">One of the supervised machine learning algorithm </text:span>used mainly in classification problem and is based on Bayes Theorem with an assumption of independance among the predictors i.e if the target is to predict the fruit, and say we have three columns color, shape, and size. Even though we have dependencies among these features, the naive bayes algorithm assumes each feature to be independent ( Since each individual column independently contribute to the probability of that <text:s/>fruit is to be apple ). And that is why it's called as 'Naive'.</text:p>
      <text:p text:style-name="P1"/>
      <text:p text:style-name="P4">When to use?</text:p>
      <text:p text:style-name="P1"><text:tab/><text:tab/>Say we have decided our hypothesis and determined our variable importance. Now say that the stake holders are asking to see the first cut of the model. In this case, we can go for Naive Bayes. Since, the training is extremely fast when compared to other classification problem.</text:p>
      <text:p text:style-name="P1"/>
      <text:p text:style-name="P5">Why to use <text:span text:style-name="T2">and why it is fast</text:span>?</text:p>
      <text:p text:style-name="P3"><text:tab/></text:p>
      <text:p text:style-name="P3"><text:tab/><text:span text:style-name="T3">All it needs is prior probabilities and it is used ahead of time ( Therefore Inference is faster ). The same probabilities are used while calculating the posterior probability. Since there’s no ‘iteration’ or ‘epoch’ or ‘ matrix operations ‘ happening behind ,which makes the training faster.</text:span></text:p>
      <text:p text:style-name="P3"><text:tab/>It performs well in categorical variables <text:span text:style-name="T6">and</text:span> it assumes that the numerical variables follows normal distribution.</text:p>
      <text:p text:style-name="P3"/>
      <text:p text:style-name="P1"><text:span text:style-name="T1">Working</text:span></text:p>
      <text:p text:style-name="P1"><text:tab/><text:tab/>Initialy create a frequency table of the particular dataset.It works on Bayes Theorem. It finds the posterior probability ( p(target| given the predictors ) ). Refer the equation in analytics vidhya. It determines the probability of each classes separately and the class with the </text:p>
      <text:p text:style-name="P1">highest probability is the outcome of the prediction. </text:p>
      <text:p text:style-name="P1"/>
      <text:p text:style-name="P1"><text:span text:style-name="T1">Applications</text:span></text:p>
      <text:p text:style-name="P1"/>
      <text:list xml:id="list5736837314865985245" text:style-name="L1">
        <text:list-item>
          <text:p text:style-name="P2">Sentiment analysis </text:p>
        </text:list-item>
        <text:list-item>
          <text:p text:style-name="P2">Recommender systems.</text:p>
        </text:list-item>
        <text:list-item>
          <text:p text:style-name="P2">Text classification</text:p>
        </text:list-item>
        <text:list-item>
          <text:p text:style-name="P2">Multi class and real time prediction</text:p>
        </text:list-item>
      </text:list>
      <text:p text:style-name="P1"/>
      <text:p text:style-name="P4">Types of Naive Bayes Classfier:</text:p>
      <text:p text:style-name="P1"/>
      <text:p text:style-name="P1">1) <text:span text:style-name="T1">GaussianNB</text:span>() - Used in classification probleam and it assumes that the features are normally distributed.</text:p>
      <text:p text:style-name="P1">2) <text:span text:style-name="T1">Bernoulli</text:span> - used and it assumes that the feature vectors are binary ( 0's or 1's)</text:p>
      <text:p text:style-name="P1">3) <text:span text:style-name="T1">MultiNominal</text:span> - this classifier uses multinominal distribution on each word of a sentence. Each words are treated independently rather than as a sentence</text:p>
      <text:p text:style-name="P1"/>
      <text:p text:style-name="P4">How will you improve the bayes Therom?</text:p>
      <text:p text:style-name="P1"/>
      <text:p text:style-name="P1">1) If the continuous variables doesnt follow the normal distribution, transform it to normal distribution.</text:p>
      <text:p text:style-name="P1">2) Remove correlated variables</text:p>
      <text:p text:style-name="P6">3) If the test data has the zero frequency <text:s/>issue apply Lapl<text:span text:style-name="T7">a</text:span>ce estimation to predict the class of test data set.</text:p>
      <text:p text:style-name="P7">4) Tuning the parameters, like setting alpha =1 for smoothing and fit_prior = True|False to learn class prior probabilities <text:span text:style-name="T4">or not</text:span></text:p>
      <text:p text:style-name="P7"/>
      <text:p text:style-name="P1"><text:soft-page-break/><text:span text:style-name="T1">Cons</text:span>:</text:p>
      <text:p text:style-name="P1"/>
      <text:p text:style-name="P1">If the test data has a categorical variable and has a category which is not observed in training data , then the model assigns 0 (Zero probability ) to that category. This is often called as "Zero frequency". To solve this, we can use <text:span text:style-name="T8">the simplest </text:span>smoothing technique ( Laplace estimation )</text:p>
      <text:p text:style-name="P1"/>
      <text:p text:style-name="P8">In real life, <text:span text:style-name="T9">it is impossible that each and </text:span>every <text:span text:style-name="T11">predictors will be</text:span> indenpendant.</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3:12:13.328065717</meta:creation-date>
    <dc:date>2019-03-06T13:29:02.369656507</dc:date>
    <meta:editing-duration>PT16M37S</meta:editing-duration>
    <meta:editing-cycles>32</meta:editing-cycles>
    <meta:generator>LibreOffice/5.1.6.2$Linux_X86_64 LibreOffice_project/10m0$Build-2</meta:generator>
    <meta:document-statistic meta:table-count="0" meta:image-count="0" meta:object-count="0" meta:page-count="2" meta:paragraph-count="29" meta:word-count="481" meta:character-count="2910" meta:non-whitespace-character-count="2444"/>
  </office:meta>
</office:document-meta>
</file>